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2855" draw:marker-start-width="0.355cm" draw:marker-end-width="0.355cm" draw:fill="solid" draw:fill-color="#9b0023" draw:textarea-horizontal-align="justify" draw:textarea-vertical-align="middle" draw:auto-grow-height="false" fo:min-height="0.418cm" fo:min-width="1.212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322300" draw:fill="none" fo:min-height="4.401cm"/>
    </style:style>
    <style:style style:name="gr3" style:family="graphic" style:parent-style-name="standard">
      <style:graphic-properties svg:stroke-width="0.05cm" svg:stroke-color="#002855" draw:marker-start-width="0.355cm" draw:marker-end-width="0.355cm" draw:fill="solid" draw:fill-color="#82bee1" draw:textarea-horizontal-align="justify" draw:textarea-vertical-align="middle" draw:auto-grow-height="false" fo:min-height="0.416cm" fo:min-width="1.212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fo:min-height="4.402cm"/>
    </style:style>
    <style:style style:name="gr5" style:family="graphic" style:parent-style-name="standard">
      <style:graphic-properties svg:stroke-width="0.06cm" svg:stroke-color="#322300" draw:marker-start-width="0.38cm" draw:marker-end-width="0.38cm" draw:fill="solid" draw:fill-color="#125232" draw:textarea-horizontal-align="justify" draw:textarea-vertical-align="middle" draw:auto-grow-height="false" fo:min-height="0.408cm" fo:min-width="1.202cm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322300" draw:fill="none" fo:min-height="4.402cm"/>
    </style:style>
    <style:style style:name="gr7" style:family="graphic" style:parent-style-name="standard">
      <style:graphic-properties svg:stroke-width="0.06cm" svg:stroke-color="#322300" draw:marker-start-width="0.38cm" draw:marker-end-width="0.38cm" draw:fill="solid" draw:fill-color="#96d557" draw:textarea-horizontal-align="justify" draw:textarea-vertical-align="middle" draw:auto-grow-height="false" fo:min-height="0.408cm" fo:min-width="1.202cm" fo:padding-top="0.155cm" fo:padding-bottom="0.155cm" fo:padding-left="0.28cm" fo:padding-right="0.28cm"/>
    </style:style>
    <style:style style:name="gr8" style:family="graphic" style:parent-style-name="standard">
      <style:graphic-properties draw:stroke="none" svg:stroke-color="#322300" draw:fill="none" fo:min-height="3.371cm"/>
    </style:style>
    <style:style style:name="gr9" style:family="graphic" style:parent-style-name="standard">
      <style:graphic-properties draw:stroke="none" draw:fill="none" fo:min-height="3.444cm"/>
    </style:style>
    <style:style style:name="gr10" style:family="graphic" style:parent-style-name="standard">
      <style:graphic-properties svg:stroke-width="0.05cm" svg:stroke-color="#002855" draw:marker-start-width="0.355cm" draw:marker-end-width="0.355cm" draw:fill="solid" draw:fill-color="#9b0023" draw:textarea-horizontal-align="justify" draw:textarea-vertical-align="middle" draw:auto-grow-height="false" fo:min-height="0.418cm" fo:min-width="2.328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22300" draw:fill="none" fo:min-height="3.37cm"/>
    </style:style>
    <style:style style:name="gr12" style:family="graphic" style:parent-style-name="objectwithoutfill">
      <style:graphic-properties svg:stroke-width="0.08cm" svg:stroke-color="#002855" draw:marker-start-width="0.44cm" draw:marker-end="Arrow" draw:marker-end-width="0.27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cm" svg:stroke-color="#322300" draw:marker-start-width="0.355cm" draw:marker-end-width="0.355cm" draw:fill="solid" draw:fill-color="#e3d8a6" draw:textarea-horizontal-align="justify" draw:textarea-vertical-align="middle" draw:auto-grow-height="false" fo:min-height="0.416cm" fo:min-width="1.212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3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2.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2.756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9b0023"/>
      <style:paragraph-properties fo:text-align="center"/>
    </style:style>
    <style:style style:name="P2" style:family="paragraph">
      <loext:graphic-properties draw:fill="none"/>
      <style:text-properties fo:color="#f5f0dc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3" style:family="paragraph">
      <loext:graphic-properties draw:fill="solid" draw:fill-color="#82bee1"/>
      <style:paragraph-properties fo:text-align="center"/>
    </style:style>
    <style:style style:name="P4" style:family="paragraph">
      <loext:graphic-properties draw:fill="none"/>
      <style:text-properties fo:font-size="12.5pt" fo:font-style="normal" style:font-size-asian="12.5pt" style:font-style-asian="normal" style:font-size-complex="12.5pt" style:font-style-complex="normal"/>
    </style:style>
    <style:style style:name="P5" style:family="paragraph">
      <loext:graphic-properties draw:fill="solid" draw:fill-color="#125232"/>
      <style:paragraph-properties fo:text-align="center"/>
    </style:style>
    <style:style style:name="P6" style:family="paragraph">
      <loext:graphic-properties draw:fill="solid" draw:fill-color="#96d557"/>
      <style:paragraph-properties fo:text-align="center"/>
    </style:style>
    <style:style style:name="P7" style:family="paragraph">
      <loext:graphic-properties draw:fill="non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5f0dc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e3d8a6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002855" fo:font-size="10.5pt" fo:font-weight="bold" style:font-size-asian="10.5pt" style:font-weight-asian="bold" style:font-size-complex="10.5pt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color="#f5f0dc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2" style:family="text">
      <style:text-properties fo:color="#322300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3" style:family="text">
      <style:text-properties fo:color="#009e4f" style:font-name="Arial1" fo:font-size="9.5pt" style:font-size-asian="9.5pt" style:font-size-complex="9.5pt"/>
    </style:style>
    <style:style style:name="T4" style:family="text">
      <style:text-properties fo:color="#002855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492cm" svg:height="1.014cm" svg:x="3.854cm" svg:y="5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462cm" svg:height="4.651cm" svg:x="3.884cm" svg:y="5.193cm">
            <draw:text-box>
              <text:p><text:span text:style-name="T1">use case</text:span></text:p>
            </draw:text-box>
          </draw:frame>
        </draw:g>
        <draw:g>
          <draw:custom-shape draw:style-name="gr3" draw:text-style-name="P3" draw:layer="layout" svg:width="2.492cm" svg:height="1.012cm" svg:x="3.858cm" svg:y="6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816cm" svg:height="4.652cm" svg:x="4.176cm" svg:y="6.587cm">
            <draw:text-box>
              <text:p><text:span text:style-name="T2">model</text:span></text:p>
            </draw:text-box>
          </draw:frame>
        </draw:g>
        <draw:g>
          <draw:custom-shape draw:style-name="gr5" draw:text-style-name="P5" draw:layer="layout" svg:width="2.49cm" svg:height="1.014cm" svg:x="3.83cm" svg:y="7.8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1.922cm" svg:height="4.652cm" svg:x="4.188cm" svg:y="7.998cm">
            <draw:text-box>
              <text:p><text:span text:style-name="T1">solver</text:span></text:p>
            </draw:text-box>
          </draw:frame>
        </draw:g>
        <draw:g>
          <draw:custom-shape draw:style-name="gr7" draw:text-style-name="P6" draw:layer="layout" svg:width="2.492cm" svg:height="1.014cm" svg:x="3.864cm" svg:y="9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2.664cm" svg:height="3.621cm" svg:x="3.794cm" svg:y="9.342cm">
            <draw:text-box>
              <text:p><text:span text:style-name="T2">processor</text:span></text:p>
            </draw:text-box>
          </draw:frame>
        </draw:g>
        <draw:frame draw:style-name="gr9" draw:text-style-name="P8" draw:layer="layout" svg:width="2.924cm" svg:height="3.694cm" svg:x="0.908cm" svg:y="5.205cm">
          <draw:text-box>
            <text:p><text:span text:style-name="T3">MODA section 1</text:span></text:p>
          </draw:text-box>
        </draw:frame>
        <draw:frame draw:style-name="gr9" draw:text-style-name="P8" draw:layer="layout" svg:width="2.924cm" svg:height="3.694cm" svg:x="0.91cm" svg:y="6.606cm">
          <draw:text-box>
            <text:p><text:span text:style-name="T3">MODA section 2</text:span></text:p>
          </draw:text-box>
        </draw:frame>
        <draw:frame draw:style-name="gr9" draw:text-style-name="P8" draw:layer="layout" svg:width="2.924cm" svg:height="3.694cm" svg:x="0.91cm" svg:y="8.007cm">
          <draw:text-box>
            <text:p><text:span text:style-name="T3">MODA section 3</text:span></text:p>
          </draw:text-box>
        </draw:frame>
        <draw:frame draw:style-name="gr9" draw:text-style-name="P8" draw:layer="layout" svg:width="2.924cm" svg:height="3.694cm" svg:x="0.912cm" svg:y="9.409cm">
          <draw:text-box>
            <text:p><text:span text:style-name="T3">MODA section 4</text:span></text:p>
          </draw:text-box>
        </draw:frame>
        <draw:custom-shape draw:style-name="gr10" draw:text-style-name="P1" draw:layer="layout" svg:width="4.07cm" svg:height="1.014cm" svg:x="9.544cm" svg:y="2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4.042cm" svg:height="3.62cm" svg:x="9.572cm" svg:y="2.358cm">
          <draw:text-box>
            <text:p text:style-name="P9"><text:span text:style-name="T1">application case</text:span></text:p>
          </draw:text-box>
        </draw:frame>
        <draw:custom-shape draw:style-name="gr10" draw:text-style-name="P1" draw:layer="layout" svg:width="4.07cm" svg:height="1.014cm" svg:x="3.144cm" svg:y="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4.042cm" svg:height="3.62cm" svg:x="3.172cm" svg:y="0.942cm">
          <draw:text-box>
            <text:p text:style-name="P9"><text:span text:style-name="T1">business case</text:span></text:p>
          </draw:text-box>
        </draw:frame>
        <draw:custom-shape draw:style-name="gr10" draw:text-style-name="P1" draw:layer="layout" svg:width="4.07cm" svg:height="1.014cm" svg:x="3.144cm" svg:y="2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4.042cm" svg:height="3.62cm" svg:x="3.172cm" svg:y="2.341cm">
          <draw:text-box>
            <text:p text:style-name="P9"><text:span text:style-name="T1">industrial case</text:span></text:p>
          </draw:text-box>
        </draw:frame>
        <draw:custom-shape draw:style-name="gr10" draw:text-style-name="P1" draw:layer="layout" svg:width="4.07cm" svg:height="1.014cm" svg:x="3.144cm" svg:y="3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4.042cm" svg:height="3.62cm" svg:x="3.172cm" svg:y="3.744cm">
          <draw:text-box>
            <text:p text:style-name="P9"><text:span text:style-name="T1">translation case</text:span></text:p>
          </draw:text-box>
        </draw:frame>
        <draw:line draw:style-name="gr12" draw:text-style-name="P11" draw:layer="layout" svg:x1="7.214cm" svg:y1="2.713cm" svg:x2="9.544cm" svg:y2="2.713cm">
          <text:p/>
        </draw:line>
        <draw:line draw:style-name="gr12" draw:text-style-name="P11" draw:layer="layout" svg:x1="7cm" svg:y1="3.896cm" svg:x2="9.744cm" svg:y2="2.956cm">
          <text:p/>
        </draw:line>
        <draw:line draw:style-name="gr12" draw:text-style-name="P11" draw:layer="layout" svg:x1="7.116cm" svg:y1="1.44cm" svg:x2="9.841cm" svg:y2="2.461cm">
          <text:p/>
        </draw:line>
        <draw:line draw:style-name="gr12" draw:text-style-name="P11" draw:layer="layout" svg:x1="6.26cm" svg:y1="5.425cm" svg:x2="10.16cm" svg:y2="3.101cm">
          <text:p/>
        </draw:line>
        <draw:g>
          <draw:custom-shape draw:style-name="gr3" draw:text-style-name="P3" draw:layer="layout" svg:width="2.492cm" svg:height="1.012cm" svg:x="3.858cm" svg:y="6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816cm" svg:height="4.652cm" svg:x="4.176cm" svg:y="6.587cm">
            <draw:text-box>
              <text:p><text:span text:style-name="T2">model</text:span></text:p>
            </draw:text-box>
          </draw:frame>
        </draw:g>
        <draw:custom-shape draw:style-name="gr13" draw:text-style-name="P12" draw:layer="layout" svg:width="2.492cm" svg:height="1.012cm" svg:x="10.358cm" svg:y="6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2.134cm" svg:height="3.62cm" svg:x="10.558cm" svg:y="6.587cm">
          <draw:text-box>
            <text:p><text:span text:style-name="T2">section</text:span></text:p>
          </draw:text-box>
        </draw:frame>
        <draw:line draw:style-name="gr12" draw:text-style-name="P11" draw:layer="layout" svg:x1="11.59cm" svg:y1="3.242cm" svg:x2="11.601cm" svg:y2="6.451cm">
          <text:p/>
        </draw:line>
        <draw:line draw:style-name="gr12" draw:text-style-name="P11" draw:layer="layout" svg:x1="6.348cm" svg:y1="6.968cm" svg:x2="10.357cm" svg:y2="6.968cm">
          <text:p/>
        </draw:line>
        <draw:line draw:style-name="gr12" draw:text-style-name="P11" draw:layer="layout" svg:x1="6.22cm" svg:y1="8.232cm" svg:x2="10.453cm" svg:y2="7.174cm">
          <text:p/>
        </draw:line>
        <draw:line draw:style-name="gr12" draw:text-style-name="P11" draw:layer="layout" svg:x1="6.264cm" svg:y1="9.585cm" svg:x2="10.791cm" svg:y2="7.33cm">
          <text:p/>
        </draw:line>
        <draw:frame draw:style-name="gr9" draw:text-style-name="P13" draw:layer="layout" svg:width="3.578cm" svg:height="3.694cm" svg:x="-0.186cm" svg:y="3.66cm">
          <draw:text-box>
            <text:p text:style-name="P9"><text:span text:style-name="T3">EMMC translation case template</text:span></text:p>
          </draw:text-box>
        </draw:frame>
        <draw:frame draw:style-name="gr15" draw:text-style-name="P14" draw:layer="layout" svg:width="3.23cm" svg:height="1.39cm" svg:x="5.974cm" svg:y="0.35cm">
          <draw:text-box>
            <text:p><text:span text:style-name="T4">MMTO</text:span></text:p>
          </draw:text-box>
        </draw:frame>
        <draw:frame draw:style-name="gr15" draw:text-style-name="P14" draw:layer="layout" svg:width="3.23cm" svg:height="1.39cm" svg:x="5.974cm" svg:y="1.751cm">
          <draw:text-box>
            <text:p><text:span text:style-name="T4">MMTO</text:span></text:p>
          </draw:text-box>
        </draw:frame>
        <draw:frame draw:style-name="gr15" draw:text-style-name="P14" draw:layer="layout" svg:width="3.23cm" svg:height="1.39cm" svg:x="5.974cm" svg:y="3.151cm">
          <draw:text-box>
            <text:p><text:span text:style-name="T4">MMTO</text:span></text:p>
          </draw:text-box>
        </draw:frame>
        <draw:frame draw:style-name="gr16" draw:text-style-name="P14" draw:layer="layout" svg:width="3.256cm" svg:height="1.39cm" svg:x="11.974cm" svg:y="1.751cm">
          <draw:text-box>
            <text:p><text:span text:style-name="T4">OSMO</text:span></text:p>
          </draw:text-box>
        </draw:frame>
        <draw:frame draw:style-name="gr16" draw:text-style-name="P14" draw:layer="layout" svg:width="3.256cm" svg:height="1.39cm" svg:x="11.774cm" svg:y="5.951cm">
          <draw:text-box>
            <text:p><text:span text:style-name="T4">OSMO</text:span></text:p>
          </draw:text-box>
        </draw:frame>
        <draw:frame draw:style-name="gr16" draw:text-style-name="P14" draw:layer="layout" svg:width="3.256cm" svg:height="1.39cm" svg:x="2.574cm" svg:y="5.65cm">
          <draw:text-box>
            <text:p><text:span text:style-name="T4">OSMO</text:span></text:p>
          </draw:text-box>
        </draw:frame>
        <draw:frame draw:style-name="gr16" draw:text-style-name="P14" draw:layer="layout" svg:width="3.256cm" svg:height="1.39cm" svg:x="2.574cm" svg:y="7.051cm">
          <draw:text-box>
            <text:p><text:span text:style-name="T4">OSMO</text:span></text:p>
          </draw:text-box>
        </draw:frame>
        <draw:frame draw:style-name="gr16" draw:text-style-name="P14" draw:layer="layout" svg:width="3.256cm" svg:height="1.39cm" svg:x="2.574cm" svg:y="8.45cm">
          <draw:text-box>
            <text:p><text:span text:style-name="T4">OSMO</text:span></text:p>
          </draw:text-box>
        </draw:frame>
        <draw:frame draw:style-name="gr16" draw:text-style-name="P14" draw:layer="layout" svg:width="3.256cm" svg:height="1.39cm" svg:x="2.574cm" svg:y="9.85cm">
          <draw:text-box>
            <text:p><text:span text:style-name="T4">OSM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4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69cm" svg:height="7.047cm" svg:x="1.162cm" svg:y="2.397cm"/>
      <draw:page-thumbnail draw:layer="backgroundobjects" svg:width="8.969cm" svg:height="7.047cm" svg:x="1.162cm" svg:y="10.445cm"/>
      <draw:page-thumbnail draw:layer="backgroundobjects" svg:width="8.969cm" svg:height="7.047cm" svg:x="1.162cm" svg:y="18.493cm"/>
      <draw:page-thumbnail draw:layer="backgroundobjects" svg:width="8.969cm" svg:height="7.047cm" svg:x="11.457cm" svg:y="2.397cm"/>
      <draw:page-thumbnail draw:layer="backgroundobjects" svg:width="8.969cm" svg:height="7.047cm" svg:x="11.457cm" svg:y="10.445cm"/>
      <draw:page-thumbnail draw:layer="backgroundobjects" svg:width="8.969cm" svg:height="7.047cm" svg:x="11.457cm" svg:y="18.493cm"/>
    </style:handout-master>
    <style:master-page style:name="Default" style:page-layout-name="PM1" draw:style-name="Mdp1">
      <draw:frame presentation:style-name="Default-title" draw:layer="backgroundobjects" svg:width="25.2cm" svg:height="3.507cm" svg:x="1.4cm" svg:y="0.835cm" presentation:class="title" presentation:placeholder="true">
        <draw:text-box/>
      </draw:frame>
      <draw:frame presentation:style-name="Default-outline1" draw:layer="backgroundobjects" svg:width="25.2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4cm" svg:height="1.44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449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Thomas Horsch</meta:initial-creator>
    <meta:creation-date>2020-06-02T08:28:58.770804580</meta:creation-date>
    <dc:date>2020-06-06T00:09:55.925143533</dc:date>
    <dc:creator>Martin Thomas Horsch</dc:creator>
    <meta:editing-duration>PT16M41S</meta:editing-duration>
    <meta:editing-cycles>2</meta:editing-cycles>
    <meta:generator>LibreOffice/5.1.6.2$Linux_X86_64 LibreOffice_project/10m0$Build-2</meta:generator>
    <meta:document-statistic meta:object-count="70"/>
  </office:meta>
</office:document-meta>
</file>